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/text:span><text:span text:style-name="T2">tblcourse</text:span><text:span text:style-name="T3">- Courseid(P.K,A.I),CourseName,Coiurseshortname,Coursetype</text:span></text:p>
      <text:p text:style-name="P1"><text:span text:style-name="T3">2.</text:span><text:span text:style-name="T4">tblbatch</text:span><text:span text:style-name="T5">-Batchid(P.K,A.I),BatchName</text:span></text:p>
      <text:p text:style-name="P1"><text:span text:style-name="T5">3.</text:span></text:p>
      <text:p text:style-name="P1"><text:span text:style-name="T6">tblstuden</text:span><text:span text:style-name="T7">t -Studentid(P.K,A.I),Student_Name,Student_Gender,Student_Dob,Student_Email,Courseid,Batchid,Student_mark</text:span></text:p>
      <text:p text:style-name="P1"><text:span text:style-name="T7"/></text:p>
      <text:p text:style-name="P1"><text:span text:style-name="T7">1.Select all details of courses</text:span></text:p>
      <text:p text:style-name="P1"><text:span text:style-name="T8">select</text:span><text:span text:style-name="T9">*</text:span><text:span text:style-name="T10">from</text:span><text:span text:style-name="T11"><text:s/>tblcourse</text:span><text:span text:style-name="T12">;</text:span></text:p>
      <text:p text:style-name="P2"><draw:frame text:anchor-type="as-char" svg:width="100.75mm" svg:height="50.80mm" style:rel-width="scale" style:rel-height="scale"><draw:object-ole xlink:href="OleObj1"/><draw:image xlink:href="ObjectReplacements/OleObj1"/></draw:frame><text:span text:style-name="T12"/></text:p>
      <text:p text:style-name="P2"><text:span text:style-name="T12"/></text:p>
      <text:p text:style-name="P3"><text:span text:style-name="T13"/></text:p>
      <text:p text:style-name="P3"><text:span text:style-name="T13">2.Select the name of UG courses.</text:span></text:p>
      <text:p text:style-name="P3"><text:span text:style-name="T14">select</text:span><text:span text:style-name="T15"><text:s/>Coursename</text:span><text:span text:style-name="T16">,</text:span><text:span text:style-name="T17">Coursetype<text:s/></text:span><text:span text:style-name="T18">from</text:span><text:span text:style-name="T19"><text:s/>tblcourse<text:s/></text:span><text:span text:style-name="T20">where</text:span><text:span text:style-name="T21"><text:s/>Coursetype</text:span><text:span text:style-name="T22">=</text:span><text:span text:style-name="T23">'UG'</text:span><text:span text:style-name="T24">;</text:span><text:span text:style-name="T25"/></text:p>
      <text:p text:style-name="P4"><draw:frame text:anchor-type="as-char" svg:width="70.70mm" svg:height="38.52mm" style:rel-width="scale" style:rel-height="scale"><draw:object-ole xlink:href="OleObj2"/><draw:image xlink:href="ObjectReplacements/OleObj2"/></draw:frame><text:span text:style-name="T26"/></text:p>
      <text:p text:style-name="P5"><text:span text:style-name="T26"/></text:p>
      <text:p text:style-name="P5"><text:span text:style-name="T26">3.Select the name and short name of PG courses.</text:span></text:p>
      <text:p text:style-name="P5"><text:span text:style-name="T27">select</text:span><text:span text:style-name="T28"><text:s/>Coursename</text:span><text:span text:style-name="T29">,</text:span><text:span text:style-name="T30">Courseshortname<text:s text:c="2"/></text:span><text:span text:style-name="T31">from</text:span><text:span text:style-name="T32"><text:s/>tblcourse<text:s/></text:span><text:span text:style-name="T33">where</text:span><text:span text:style-name="T34"><text:s/>Coursetype</text:span><text:span text:style-name="T35">=</text:span><text:span text:style-name="T36">'PG'</text:span><text:span text:style-name="T37">;</text:span><text:span text:style-name="T38"/></text:p>
      <text:p text:style-name="P6"><draw:frame text:anchor-type="as-char" svg:width="77.47mm" svg:height="25.82mm" style:rel-width="scale" style:rel-height="scale"><draw:object-ole xlink:href="OleObj3"/><draw:image xlink:href="ObjectReplacements/OleObj3"/></draw:frame><text:span text:style-name="T39"/></text:p>
      <text:p text:style-name="P7"><text:span text:style-name="T39"/></text:p>
      <text:p text:style-name="P7"><text:span text:style-name="T39">4.Select the details of batches</text:span></text:p>
      <text:p text:style-name="P7"><text:span text:style-name="T40">select</text:span><text:span text:style-name="T41">*</text:span><text:span text:style-name="T42">from</text:span><text:span text:style-name="T43"><text:s/>tblbatch</text:span><text:span text:style-name="T44">;</text:span><text:span text:style-name="T45"/></text:p>
      <text:p text:style-name="P8"><draw:frame text:anchor-type="as-char" svg:width="49.11mm" svg:height="36.20mm" style:rel-width="scale" style:rel-height="scale"><draw:object-ole xlink:href="OleObj4"/><draw:image xlink:href="ObjectReplacements/OleObj4"/></draw:frame><text:span text:style-name="T46"/></text:p>
      <text:p text:style-name="P9"><text:span text:style-name="T46"/></text:p>
      <text:p text:style-name="P9"><text:span text:style-name="T46">5.Slect the details of students.</text:span></text:p>
      <text:p text:style-name="P9"><text:span text:style-name="T47"><text:s/></text:span><text:span text:style-name="T48">select</text:span><text:span text:style-name="T49">*</text:span><text:span text:style-name="T50">from</text:span><text:span text:style-name="T51"><text:s/>tblstudent</text:span><text:span text:style-name="T52">;</text:span><text:span text:style-name="T53"/></text:p>
      <text:p text:style-name="P10"><draw:frame text:anchor-type="as-char" svg:width="152.40mm" svg:height="40.22mm" style:rel-width="scale" style:rel-height="scale"><draw:object-ole xlink:href="OleObj5"/><draw:image xlink:href="ObjectReplacements/OleObj5"/></draw:frame><text:span text:style-name="T54"/></text:p>
      <text:p text:style-name="P11"><text:span text:style-name="T54"/></text:p>
      <text:p text:style-name="P11"><text:span text:style-name="T54">6.Inset 3 student details whose<text:s text:c="2"/>course in MCA or BCA.</text:span></text:p>
      <text:p text:style-name="P11"><text:span text:style-name="T55"><text:s/></text:span><text:span text:style-name="T56">select</text:span><text:span text:style-name="T57">*</text:span><text:span text:style-name="T58">from</text:span><text:span text:style-name="T59"><text:s/>tblstudent<text:s/></text:span><text:span text:style-name="T60">inner</text:span><text:span text:style-name="T61"><text:s/></text:span><text:span text:style-name="T62">join</text:span><text:span text:style-name="T63"><text:s/>tblcourse<text:s/></text:span><text:span text:style-name="T64">on</text:span><text:span text:style-name="T65"><text:s/>tblcourse</text:span><text:span text:style-name="T66">.</text:span><text:span text:style-name="T67">Courseid</text:span><text:span text:style-name="T68">=</text:span><text:span text:style-name="T69">tblstudent</text:span><text:span text:style-name="T70">.</text:span><text:span text:style-name="T71">Courseid<text:s/></text:span><text:span text:style-name="T72">where</text:span><text:span text:style-name="T73"><text:s/>Courseshortname</text:span><text:span text:style-name="T74">=</text:span><text:span text:style-name="T75">'MCA'</text:span><text:span text:style-name="T76"><text:s/></text:span><text:span text:style-name="T77">or</text:span><text:span text:style-name="T78"><text:s/>Courseshortname</text:span><text:span text:style-name="T79">=</text:span><text:span text:style-name="T80">'BCA'</text:span><text:span text:style-name="T81">;</text:span><text:span text:style-name="T82"/></text:p>
      <text:p text:style-name="P12"><draw:frame text:anchor-type="as-char" svg:width="171.45mm" svg:height="30.06mm" style:rel-width="scale" style:rel-height="scale"><draw:object-ole xlink:href="OleObj6"/><draw:image xlink:href="ObjectReplacements/OleObj6"/></draw:frame><text:span text:style-name="T83"/></text:p>
      <text:p text:style-name="P13"><text:span text:style-name="T83"/></text:p>
      <text:p text:style-name="P13"><text:span text:style-name="T83">7.Select the count of male and female students.(use if case statements)</text:span></text:p>
      <text:p text:style-name="P13"><text:span text:style-name="T84"><text:s/></text:span><text:span text:style-name="T85">select</text:span><text:span text:style-name="T86"><text:s/></text:span><text:span text:style-name="T87">count</text:span><text:span text:style-name="T88">(</text:span><text:span text:style-name="T89">case</text:span><text:span text:style-name="T90"><text:s/></text:span><text:span text:style-name="T91">when</text:span><text:span text:style-name="T92"><text:s/>Student_Gender</text:span><text:span text:style-name="T93">=</text:span><text:span text:style-name="T94">'Male'</text:span><text:span text:style-name="T95"><text:s/></text:span><text:span text:style-name="T96">then</text:span><text:span text:style-name="T97"><text:s/>1<text:s/></text:span><text:span text:style-name="T98">end</text:span><text:span text:style-name="T99"><text:s/></text:span><text:span text:style-name="T100">)</text:span><text:span text:style-name="T101">as</text:span><text:span text:style-name="T102"><text:s/>total_male</text:span><text:span text:style-name="T103">,</text:span><text:span text:style-name="T104">count</text:span><text:span text:style-name="T105">(</text:span><text:span text:style-name="T106">case</text:span><text:span text:style-name="T107"><text:s/></text:span><text:span text:style-name="T108">when</text:span><text:span text:style-name="T109"><text:s text:c="3"/>Student_Gender</text:span><text:span text:style-name="T110">=</text:span><text:span text:style-name="T111">'Female'</text:span><text:span text:style-name="T112"><text:s/></text:span><text:span text:style-name="T113">then</text:span><text:span text:style-name="T114"><text:s/>1<text:s/></text:span><text:span text:style-name="T115">end</text:span><text:span text:style-name="T116"><text:s/></text:span><text:span text:style-name="T117">)</text:span><text:span text:style-name="T118">as</text:span><text:span text:style-name="T119"><text:s/>total_Female<text:s/></text:span><text:span text:style-name="T120">from</text:span><text:span text:style-name="T121"><text:s/>tblstudent</text:span><text:span text:style-name="T122">;</text:span><text:span text:style-name="T123"><text:s/></text:span></text:p>
      <text:p text:style-name="P14"><draw:frame text:anchor-type="as-char" svg:width="59.06mm" svg:height="36.41mm" style:rel-width="scale" style:rel-height="scale"><draw:object-ole xlink:href="OleObj7"/><draw:image xlink:href="ObjectReplacements/OleObj7"/></draw:frame><text:span text:style-name="T124"/></text:p>
      <text:p text:style-name="P15"><text:span text:style-name="T1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